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Τίτλος" style:master-page-name="MP0" style:family="paragraph">
      <style:paragraph-properties fo:break-before="page"/>
    </style:style>
    <style:style style:name="P2" style:parent-style-name="Βασικό" style:family="paragraph">
      <style:text-properties fo:font-size="18pt" style:font-size-asian="18pt" style:font-size-complex="18pt"/>
    </style:style>
    <style:style style:name="P3" style:parent-style-name="Βασικό" style:family="paragraph">
      <style:text-properties fo:font-size="18pt" style:font-size-asian="18pt" style:font-size-complex="18pt"/>
    </style:style>
  </office:automatic-styles>
  <office:body>
    <office:text text:use-soft-page-breaks="true">
      <text:p text:style-name="P1">HELLO THERE</text:p>
      <text:p text:style-name="Βασικό"/>
      <text:p text:style-name="P2">HI</text:p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Τίτλος" style:display-name="Τίτλος" style:family="paragraph" style:parent-style-name="Βασικό" style:next-style-name="Βασικό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ΦΩΤΙΟΣ ΠΑΠΑΣΠΥΡΟΣ</meta:initial-creator>
    <dc:creator>ΦΩΤΙΟΣ ΠΑΠΑΣΠΥΡΟΣ</dc:creator>
    <meta:creation-date>2023-04-11T14:39:00Z</meta:creation-date>
    <dc:date>2023-04-11T14:40:00Z</dc:date>
    <meta:template xlink:href="Normal" xlink:type="simple"/>
    <meta:editing-cycles>1</meta:editing-cycles>
    <meta:editing-duration>PT60S</meta:editing-duration>
    <meta:document-statistic meta:page-count="1" meta:paragraph-count="1" meta:word-count="2" meta:character-count="16" meta:row-count="1" meta:non-whitespace-character-count="15"/>
  </office:meta>
</office:document-meta>
</file>